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DescriptionList"/>
    <style:style style:name="P3" style:family="paragraph" style:parent-style-name="Text_20_body" style:list-style-name="OrgBulletedList"/>
    <style:style style:name="P4" style:family="paragraph" style:parent-style-name="OrgSubtitle">
      <style:text-properties officeooo:paragraph-rsid="001aba75"/>
    </style:style>
    <style:style style:name="P5" style:family="paragraph" style:parent-style-name="OrgSubtitle" style:master-page-name="Standard">
      <style:paragraph-properties style:page-number="auto"/>
      <style:text-properties officeooo:paragraph-rsid="001aba75"/>
    </style:style>
    <style:style style:name="P6" style:family="paragraph" style:parent-style-name="OrgCenter">
      <style:text-properties officeooo:paragraph-rsid="001aba75"/>
    </style:style>
    <style:style style:name="P7" style:family="paragraph" style:parent-style-name="Text_20_body_20_bold" style:list-style-name="OrgDescriptionList"/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5">Oleg Sivokon</text:p>
      <text:p text:style-name="P4"/>
      <text:p text:style-name="P6">Born June 23, 1978 </text:p>
      <text:p text:style-name="P6">+972 (0) 544-563314 </text:p>
      <text:p text:style-name="P6"><text:a xlink:type="simple" xlink:href="mailto:olegsivokon@gmail.com" text:style-name="Internet_20_link" text:visited-style-name="Visited_20_Internet_20_Link"><text:span text:style-name="Internet_20_link">mailto:olegsivokon@gmail.com</text:span></text:a> </text:p>
      <text:p text:style-name="P6">Eilat 13, Apt. 5, Givatayim, Israel </text:p>
      <text:p text:style-name="P6"><text:span text:style-name="Emphasis">You can find an up-to-date electronic resume at</text:span> </text:p>
      <text:p text:style-name="P6"><text:a xlink:type="simple" xlink:href="https://github.com/wvxvw/resume" text:style-name="Internet_20_link" text:visited-style-name="Visited_20_Internet_20_Link"><text:span text:style-name="Internet_20_link">https://github.com/wvxvw/resume</text:span></text:a> </text:p>
      <text:p text:style-name="P6"/>
      <text:h text:style-name="Heading_20_1" text:outline-level="1"><text:bookmark text:name="sec-1"/><text:bookmark-start text:name="OrgXref.sec-1"/>Technology Skills <text:bookmark-end text:name="OrgXref.sec-1"/></text:h>
      <text:h text:style-name="Heading_20_2" text:outline-level="2"><text:bookmark text:name="sec-1-1"/><text:bookmark-start text:name="OrgXref.sec-1-1"/>Languages <text:bookmark-end text:name="OrgXref.sec-1-1"/></text:h>
      <text:p text:style-name="Text_20_body">My current work is in Go, Python and Bash. </text:p>
      <text:p text:style-name="Text_20_body">Expert in JavaScript and various related technologies such as ActionScript, TypeScript, CSS and HTML. </text:p>
      <text:p text:style-name="Text_20_body">Also programmed in Java and PHP several years ago. </text:p>
      <text:p text:style-name="Text_20_body">Expert in Common Lisp, and Prolog. Some knowledge of Clojure. </text:p>
      <text:p text:style-name="Text_20_body">Wrote several Emacs Lisp packages. </text:p>
      <text:h text:style-name="Heading_20_2" text:outline-level="2"><text:bookmark text:name="sec-1-2"/><text:bookmark-start text:name="OrgXref.sec-1-2"/>Programming Environment <text:bookmark-end text:name="OrgXref.sec-1-2"/></text:h>
      <text:p text:style-name="Text_20_body">In my current job, I work extensively with Linux, Docker and VCenter. I am proficient with variety of build systems, several databases, and various UNIX tools needed to maintain infrastructure of a big programming workshop running. I set up and run Jenkins jobs, Elastic Search tools, Docker Registry and Etcd distributed database. </text:p>
      <text:p text:style-name="Text_20_body">I have substantial knowledge of Git and of a variety of tools that aid in writing quality code such as linters, unit test frameworks, formatters etc. </text:p>
      <text:p text:style-name="Text_20_body">Recently, I had to work with numerical and statistical Python packages: NumPy, Pandas and Dask. I also have experience working with popular Python frameworks: Django, Tornado, Celery. </text:p>
      <text:h text:style-name="Heading_20_1" text:outline-level="1"><text:bookmark text:name="sec-2"/><text:bookmark-start text:name="OrgXref.sec-2"/>Work History <text:bookmark-end text:name="OrgXref.sec-2"/></text:h>
      <text:h text:style-name="Heading_20_2" text:outline-level="2"><text:bookmark text:name="sec-2-1"/><text:bookmark-start text:name="OrgXref.sec-2-1"/>AllAspect <text:bookmark-end text:name="OrgXref.sec-2-1"/></text:h>
      <text:list xml:id="list3163405799936621535" text:style-name="OrgDescriptionList">
        <text:list-item>
          <text:p text:style-name="P7">Programmer</text:p>
          <text:list>
            <text:list-item>
              <text:p text:style-name="P2">April 2017–August 2017 </text:p>
              <text:list text:style-name="OrgBulletedList">
                <text:list-item>
                  <text:p text:style-name="P3">Wrote tools for automatic trading in digital media market. </text:p>
                </text:list-item>
                <text:list-item>
                  <text:p text:style-name="P3">Wrote tools for reporting, representing and processing of statistical data. </text:p>
                </text:list-item>
              </text:list>
            </text:list-item>
          </text:list>
        </text:list-item>
      </text:list>
      <text:h text:style-name="Heading_20_2" text:outline-level="2"><text:bookmark text:name="sec-2-2"/><text:bookmark-start text:name="OrgXref.sec-2-2"/><text:soft-page-break/>Elastifile <text:bookmark-end text:name="OrgXref.sec-2-2"/></text:h>
      <text:list xml:id="list95425865736548" text:style-name="OrgDescriptionList">
        <text:list-item>
          <text:p text:style-name="P7">Programmer</text:p>
          <text:list>
            <text:list-item>
              <text:p text:style-name="P2">December 2015–April 2017 </text:p>
              <text:list text:style-name="OrgBulletedList">
                <text:list-item>
                  <text:p text:style-name="P3">Rewrote the build system of the infrastructure part of the project. </text:p>
                </text:list-item>
                <text:list-item>
                  <text:p text:style-name="P3">Wrote NFS client for testing the company's product. </text:p>
                </text:list-item>
                <text:list-item>
                  <text:p text:style-name="P3">Wrote ``glue'' code that allowed automated testing code to interface with system code. </text:p>
                </text:list-item>
              </text:list>
            </text:list-item>
          </text:list>
        </text:list-item>
      </text:list>
      <text:h text:style-name="Heading_20_2" text:outline-level="2"><text:bookmark text:name="sec-2-3"/><text:bookmark-start text:name="OrgXref.sec-2-3"/>PowToon Ltd. <text:bookmark-end text:name="OrgXref.sec-2-3"/></text:h>
      <text:list xml:id="list95425423034484" text:style-name="OrgDescriptionList">
        <text:list-item>
          <text:p text:style-name="P7">Programmer</text:p>
          <text:list>
            <text:list-item>
              <text:p text:style-name="P2">January 2014–May 2015 </text:p>
              <text:list text:style-name="OrgBulletedList">
                <text:list-item>
                  <text:p text:style-name="P3">Rewrote the major application component (the player). </text:p>
                </text:list-item>
                <text:list-item>
                  <text:p text:style-name="P3">Wrote most of the infrastructure code such as build scripts, automated test generation and continuous integration server setup. </text:p>
                </text:list-item>
                <text:list-item>
                  <text:p text:style-name="P3">Wrote several designs for the product. </text:p>
                </text:list-item>
              </text:list>
            </text:list-item>
          </text:list>
        </text:list-item>
      </text:list>
      <text:h text:style-name="Heading_20_2" text:outline-level="2"><text:bookmark text:name="sec-2-4"/><text:bookmark-start text:name="OrgXref.sec-2-4"/>TransGaming Inc. <text:bookmark-end text:name="OrgXref.sec-2-4"/></text:h>
      <text:list xml:id="list95425183428212" text:style-name="OrgDescriptionList">
        <text:list-item>
          <text:p text:style-name="P7">Programmer</text:p>
          <text:list>
            <text:list-item>
              <text:p text:style-name="P2">April 2013–2013 </text:p>
              <text:list text:style-name="OrgBulletedList">
                <text:list-item>
                  <text:p text:style-name="P3">Wrote a game portal for ``Smart TV'' deployment. </text:p>
                </text:list-item>
                <text:list-item>
                  <text:p text:style-name="P3">Wrote a tester program, which stress-tested the program performance on ``Smart TV''. </text:p>
                </text:list-item>
                <text:list-item>
                  <text:p text:style-name="P3">Wrote automated build for my project. </text:p>
                </text:list-item>
                <text:list-item>
                  <text:p text:style-name="P3">Wrote a sizable chunk of code dealing with usage statistic aggregation using Google Analytics. </text:p>
                </text:list-item>
              </text:list>
            </text:list-item>
          </text:list>
        </text:list-item>
      </text:list>
      <text:h text:style-name="Heading_20_2" text:outline-level="2"><text:bookmark text:name="sec-2-5"/><text:bookmark-start text:name="OrgXref.sec-2-5"/>Rounds <text:bookmark-end text:name="OrgXref.sec-2-5"/></text:h>
      <text:list xml:id="list95425952317479" text:style-name="OrgDescriptionList">
        <text:list-item>
          <text:p text:style-name="P7">Programmer</text:p>
          <text:list>
            <text:list-item>
              <text:p text:style-name="P2">December 2010–August 2011 </text:p>
              <text:list text:style-name="OrgBulletedList">
                <text:list-item>
                  <text:p text:style-name="P3">Rewrote the communication part of the video chat application. </text:p>
                </text:list-item>
                <text:list-item>
                  <text:p text:style-name="P3">Wrote a testing server and utility programs for automated testing. </text:p>
                </text:list-item>
                <text:list-item>
                  <text:p text:style-name="P3">Wrote a natural language processing program which was used to advertise the company's product. </text:p>
                </text:list-item>
              </text:list>
            </text:list-item>
          </text:list>
        </text:list-item>
      </text:list>
      <text:h text:style-name="Heading_20_1" text:outline-level="1"><text:bookmark text:name="sec-3"/><text:bookmark-start text:name="OrgXref.sec-3"/>University Level Courses <text:bookmark-end text:name="OrgXref.sec-3"/></text:h>
      <text:p text:style-name="Text_20_body">Data Scientist's Toolbox (statistics in R), Statistics, Data Analysis, Machine Learning, Artificial Intelligence. </text:p>
      <text:h text:style-name="Heading_20_1" text:outline-level="1"><text:bookmark text:name="sec-4"/><text:bookmark-start text:name="OrgXref.sec-4"/><text:soft-page-break/>Volunteering And Community Work <text:bookmark-end text:name="OrgXref.sec-4"/></text:h>
      <text:p text:style-name="Text_20_body">SCons project, ActionScript plugin. (SCons is an extensible build system written in Python). </text:p>
      <text:p text:style-name="Text_20_body">For several years I was a member of Adobe Community Board. I moderated a forum dedicated to Flash and ActionScript as well as writing some articles such as this one: <text:a xlink:type="simple" xlink:href="http://kb2.adobe.com/community/publishing/526/cpsid_52670.html" text:style-name="Internet_20_link" text:visited-style-name="Visited_20_Internet_20_Link">http://kb2.adobe.com/community/publishing/526/cpsid_52670.html</text:a> </text:p>
      <text:p text:style-name="Text_20_body">I'm an active member of Emacs Q/A site from the StackExchange family. </text:p>
      <text:h text:style-name="Heading_20_1" text:outline-level="1"><text:bookmark text:name="sec-5"/><text:bookmark-start text:name="OrgXref.sec-5"/>Examples Of My Work <text:bookmark-end text:name="OrgXref.sec-5"/></text:h>
      <text:p text:style-name="Text_20_body">My Github profile: <text:a xlink:type="simple" xlink:href="https://github.com/wvxvw/" text:style-name="Internet_20_link" text:visited-style-name="Visited_20_Internet_20_Link">https://github.com/wvxvw/</text:a>. </text:p>
      <text:h text:style-name="Heading_20_1" text:outline-level="1"><text:bookmark text:name="sec-6"/><text:bookmark-start text:name="OrgXref.sec-6"/>Languages <text:bookmark-end text:name="OrgXref.sec-6"/></text:h>
      <text:p text:style-name="Text_20_body">Fluent in English, Hebrew, Russian. </text:p>
      <text:h text:style-name="Heading_20_1" text:outline-level="1"><text:bookmark text:name="sec-7"/><text:bookmark-start text:name="OrgXref.sec-7"/>Hobbies <text:bookmark-end text:name="OrgXref.sec-7"/></text:h>
      <text:p text:style-name="Text_20_body">NLP, Computational linguistics, Moral philosophy, General AI, Graphs. </text:p>
      <text:h text:style-name="Heading_20_1" text:outline-level="1"><text:bookmark text:name="sec-8"/><text:bookmark-start text:name="OrgXref.sec-8"/>Citizenship and Mobility <text:bookmark-end text:name="OrgXref.sec-8"/></text:h>
      <text:p text:style-name="Text_20_body">Citizen of Israel and Ukraine. USA citizenship pending. Willing to reloca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loext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loext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Sivokon</meta:initial-creator>
    <dc:date>2017-08-04T09:55:28.316843259</dc:date>
    <meta:creation-date>2017-02-23T00:00:00</meta:creation-date>
    <meta:generator>LibreOffice/5.1.6.2$Linux_X86_64 LibreOffice_project/10m0$Build-2</meta:generator>
    <meta:keyword>Resume, job, employment, cv</meta:keyword>
    <dc:subject>My resume</dc:subject>
    <dc:title/>
    <meta:editing-duration>PT1M4S</meta:editing-duration>
    <meta:editing-cycles>1</meta:editing-cycles>
    <meta:document-statistic meta:table-count="0" meta:image-count="0" meta:object-count="0" meta:page-count="3" meta:paragraph-count="67" meta:word-count="502" meta:character-count="3368" meta:non-whitespace-character-count="2896"/>
  </office:meta>
</office:document-meta>
</file>